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d3ad" officeooo:paragraph-rsid="0010d3ad"/>
    </style:style>
    <style:style style:name="P2" style:family="paragraph" style:parent-style-name="Standard">
      <style:text-properties officeooo:rsid="00115a85" officeooo:paragraph-rsid="00115a85"/>
    </style:style>
    <style:style style:name="T1" style:family="text">
      <style:text-properties officeooo:rsid="00115a85"/>
    </style:style>
    <style:style style:name="T2" style:family="text">
      <style:text-properties officeooo:rsid="00134f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 </text:span>The hardest part of the conceptual part of the project was that the project description was out of order. You would get to an entity and have certain things mentioned about it and then later on in the text there was more. This made it difficult to get all of the attributes accurately because some stuff was easy to miss because you would assume that you already read all that there was to about that entity.</text:p>
      <text:p text:style-name="P1"/>
      <text:p text:style-name="P2">B. The project description was something I disliked about this phase of the project. It is not organized well. The information is scattered and was one of the major difficulties in the project. I did like that we got to do rough drafts and get feedback. This helped very much because it clarified certain things about the UML that we may have missed or done incorrectly.</text:p>
      <text:p text:style-name="P2"/>
      <text:p text:style-name="P2">C. Again I believe the most challenging part of this phase of the project arose from the description being somewhat scattered. It was hard to keep track of all of the information for the entities because they did not follow each other immediately. This caused our group to miss some things as we created our first drafts. I think a restructuring of the project description will benefit future groups immensely.</text:p>
      <text:p text:style-name="P2"/>
      <text:p text:style-name="P2">D. <text:span text:style-name="T2">Organize the project description so that all the relevant information for an entity is clearer and more easily read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0:00:10.223000000</meta:creation-date>
    <dc:date>2015-11-10T20:34:55.345000000</dc:date>
    <meta:editing-duration>PT4M14S</meta:editing-duration>
    <meta:editing-cycles>2</meta:editing-cycles>
    <meta:generator>LibreOffice/5.0.3.2$Windows_x86 LibreOffice_project/e5f16313668ac592c1bfb310f4390624e3dbfb75</meta:generator>
    <meta:document-statistic meta:table-count="0" meta:image-count="0" meta:object-count="0" meta:page-count="1" meta:paragraph-count="4" meta:word-count="233" meta:character-count="1314" meta:non-whitespace-character-count="1085"/>
  </office:meta>
</office:document-meta>
</file>